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9cm" draw:z-index="0"><draw:image xlink:href="../../odt/images/015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искретная апериодика 1-го поряд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9">C-</text:span>код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409cm" svg:height="1.431cm" draw:z-index="0"><draw:image xlink:href="../../odt/images/015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еализует </text:span><text:span text:style-name="T2">разностную</text:span><text:span text:style-name="T3"> математическую модель апериодического звена 1-го порядка, непрерывная математическая модель динамики которого описывается линейным обыкновенным дифференциальным уравнением (ОДУ) вида:</text:span></text:p>
            <text:p text:style-name="P4"><text:span text:style-name="T3"><draw:frame draw:style-name="fr3" draw:name="Объект1" text:anchor-type="as-char" svg:width="5.334cm" svg:height="1.2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">,</text:span></text:p>
            <text:p text:style-name="Text_20_body"><text:span text:style-name="T3">где</text:span><text:span text:style-name="T3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">–</text:span><text:span text:style-name="T4"> i-</text:span><text:span text:style-name="T5">ый элемент входного сигнала в блок,</text:span><text:span text:style-name="T5"><draw:frame draw:style-name="fr3" draw:name="Объект6" text:anchor-type="as-char" svg:width="0.64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– элемент вектора постоянных времени,</text:span><text:span text:style-name="T3"><draw:frame draw:style-name="fr3" draw:name="Объект3" text:anchor-type="as-char" svg:width="0.58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элемент вектора коэффициентов усиления,</text:span><text:span text:style-name="T3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– элемент выходного сигнала из блока.</text:span></text:p>
            <text:p text:style-name="Text_20_body"><text:span text:style-name="T8">Обязательное условие:</text:span> <draw:frame draw:style-name="fr3" draw:name="Объект7" text:anchor-type="as-char" svg:width="1.312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Text_20_body">Алгоритм блока реализует вычисление выходного сигнала в <text:span text:style-name="T8">дискретные моменты времени</text:span> (на каждом шаге интегрирования, в том числе и на плохом) по следующему соотношению:</text:p>
            <text:p text:style-name="P4"><draw:frame draw:style-name="fr3" draw:name="Объект5" text:anchor-type="as-char" svg:width="6.742cm" svg:height="1.312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,</text:p>
            <text:p text:style-name="Text_20_body">где <draw:frame draw:style-name="fr3" draw:name="Объект14" text:anchor-type="as-char" svg:width="1.362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–<text:span text:style-name="T9"> </text:span>значение сигнала на входе и выходе блока на <text:span text:style-name="T9">j-</text:span>ом шаге интегрирования,<draw:frame draw:style-name="fr3" draw:name="Объект11" text:anchor-type="as-char" svg:width="1.037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–<text:span text:style-name="T9"> </text:span>значение сигнала на входе блока на <text:span text:style-name="T9">(j+1)-</text:span>ом шаге интегрирования, <draw:frame draw:style-name="fr3" draw:name="Объект12" text:anchor-type="as-char" svg:width="1.351cm" svg:height="0.621cm" draw:z-index="0"><draw:object xlink:href="./Object 10" xlink:type="simple" xlink:show="embed" xlink:actuate="onLoad"/><draw:image xlink:href="./ObjectReplacements/Object 10" xlink:type="simple" xlink:show="embed" xlink:actuate="onLoad"/><svg:desc>формула</svg:desc></draw:frame>– текущий шаг интегрирования.</text:p>
            <text:p text:style-name="Text_20_body"><text:span text:style-name="T6">Свойства</text:span>:</text:p>
            <text:list xml:id="list9184656935159899461" text:style-name="L1">
              <text:list-item>
                <text:p text:style-name="P5">Коэффициенты усиления – <text:span text:style-name="T10">вектор </text:span>коэффициентов<draw:frame draw:style-name="fr3" draw:name="Объект8" text:anchor-type="as-char" svg:width="0.58cm" svg:height="0.621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5">Постоянные времени – вектор постоянных времени <draw:frame draw:style-name="fr3" draw:name="Объект9" text:anchor-type="as-char" svg:width="0.64cm" svg:height="0.621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в секундах.</text:p>
              </text:list-item>
              <text:list-item>
                <text:p text:style-name="P5">Начальные условия – вектор начальных значений<draw:frame draw:style-name="fr3" draw:name="Объект10" text:anchor-type="as-char" svg:width="1.265cm" svg:height="0.621cm" draw:z-index="0"><draw:object xlink:href="./Object 13" xlink:type="simple" xlink:show="embed" xlink:actuate="onLoad"/><draw:image xlink:href="./ObjectReplacements/Object 13" xlink:type="simple" xlink:show="embed" xlink:actuate="onLoad"/><svg:desc>формула</svg:desc></draw:frame>выходной величины блока.</text:p>
              </text:list-item>
            </text:list>
            <text:list xml:id="list1094979925189438439" text:style-name="L2">
              <text:list-item>
                <text:p text:style-name="P6">Дополнительные входы – указывает наличие дополнительных входов блока.</text:p>
              </text:list-item>
              <text:list-item>
                <text:p text:style-name="P6">Начальные условия берутся из – указатель источника начальных условий блока.</text:p>
              </text:list-item>
            </text:list>
            <text:p text:style-name="Text_20_body">Если в 4-ой диалоговой строке выбрана опция «<text:span text:style-name="T7">Признак трансляции входа</text:span>», то у блока появляется <text:span text:style-name="T7">новый дополнительный входной</text:span> порт, предназначенный для ввода в блок логического управляющего сигнала, где <text:span text:style-name="T8">0</text:span> соответствует преобразованию входного сигнала по базовому алгоритму (см. формулу), а <text:span text:style-name="T8">1</text:span> соответствует <text:span text:style-name="T8">мгновенной</text:span> передаче входного сигнала на выход блока (без преобразования).</text:p>
            <text:p text:style-name="Text_20_body">Если в 4-ой диалоговой строке выбрана опция «<text:span text:style-name="T7">Постоянные времени через порты</text:span>», то у блока появляется новый дополнительный входной порт (второй или третий), предназначенный для ввода в блок значений постоянной времени звена. Это, например, позволяет динамически изменять постоянные времени звена в процессе моделирования.</text:p>
            <text:p text:style-name="Text_20_body">Если в 5-ой диалоговой строке выбрана опция из «<text:span text:style-name="T7">Параметров блока</text:span>», то начальное условие берется из 3-ей диалоговой строки.</text:p>
            <text:p text:style-name="Text_20_body">Если в 5-ой диалоговой строке выбрана опция из «<text:span text:style-name="T7">Входа</text:span>» (значение по умолчанию), то начальное условие берется из 1-го входного порта на <text:span text:style-name="T7">нулевом</text:span> шаге расчета («на старте»).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апериодика 1-го порядка</dc:title>
    <dc:date>2012-03-30T15:46:04.76</dc:date>
    <meta:generator>OpenOffice_Beta/4.1.0$Win32 OpenOffice.org_project/410m14$Build-9760</meta:generator>
    <meta:editing-duration>PT1H56M49S</meta:editing-duration>
    <meta:editing-cycles>50</meta:editing-cycles>
    <meta:document-statistic meta:table-count="1" meta:image-count="2" meta:object-count="13" meta:page-count="2" meta:paragraph-count="23" meta:word-count="299" meta:character-count="2174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T_i cdot {{dy_i(t)} over {dt}} + y_i(t) = k_i cdot u_i(t)</annotation>
  </semantics>
</math>
</file>

<file path=Object 10/content.xml><?xml version="1.0" encoding="utf-8"?>
<math xmlns="http://www.w3.org/1998/Math/MathML">
  <semantics>
    <mrow>
      <mo stretchy="false">Δ</mo>
      <msub>
        <mi>t</mi>
        <mrow>
          <mrow>
            <mi>j</mi>
            <mo stretchy="false">+</mo>
            <mn>1</mn>
          </mrow>
        </mrow>
      </msub>
    </mrow>
    <annotation encoding="StarMath 5.0">%DELTA t_{j+1}</annotation>
  </semantics>
</math>
</file>

<file path=Object 11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2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7/content.xml><?xml version="1.0" encoding="utf-8"?>
<math xmlns="http://www.w3.org/1998/Math/MathML">
  <semantics>
    <mrow>
      <mrow>
        <msub>
          <mi>y</mi>
          <mrow>
            <mrow>
              <mi>j</mi>
              <mo stretchy="false">+</mo>
              <mn>1</mn>
            </mrow>
          </mrow>
        </msub>
        <mo stretchy="false">=</mo>
        <mfrac>
          <mrow>
            <mrow>
              <mrow>
                <mi>T</mi>
                <mo stretchy="false">⋅</mo>
                <msub>
                  <mi>y</mi>
                  <mi>j</mi>
                </msub>
              </mrow>
              <mo stretchy="false">+</mo>
              <mrow>
                <mi>k</mi>
                <mo stretchy="false">⋅</mo>
                <mo stretchy="false">Δ</mo>
              </mrow>
            </mrow>
            <mrow>
              <msub>
                <mi>t</mi>
                <mrow>
                  <mrow>
                    <mi>j</mi>
                    <mo stretchy="false">+</mo>
                    <mn>1</mn>
                  </mrow>
                </mrow>
              </msub>
              <mo stretchy="false">⋅</mo>
              <msub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</msub>
                      <mo stretchy="false">−</mo>
                      <mi>x</mi>
                    </mrow>
                  </mrow>
                  <mo stretchy="false">)</mo>
                </mrow>
                <mi>j</mi>
              </msub>
            </mrow>
          </mrow>
          <mrow>
            <mrow>
              <mi>T</mi>
              <mo stretchy="false">+</mo>
              <mo stretchy="false">Δ</mo>
            </mrow>
            <msub>
              <mi>t</mi>
              <mrow>
                <mrow>
                  <mi>j</mi>
                  <mo stretchy="false">+</mo>
                  <mn>1</mn>
                </mrow>
              </mrow>
            </msub>
          </mrow>
        </mfrac>
      </mrow>
    </mrow>
    <annotation encoding="StarMath 5.0">y_{j+1} = {T cdot y_j + k cdot %DELTA t_{j+1} cdot (x_{j+1}-x)_j} over {T + %DELTA t_{j+1}} </annotation>
  </semantics>
</math>
</file>

<file path=Object 8/content.xml><?xml version="1.0" encoding="utf-8"?>
<math xmlns="http://www.w3.org/1998/Math/MathML">
  <semantics>
    <mrow>
      <msub>
        <mi>x</mi>
        <mi>j</mi>
      </msub>
      <mi>,</mi>
      <msub>
        <mi>y</mi>
        <mi>j</mi>
      </msub>
    </mrow>
    <annotation encoding="StarMath 5.0">x_j, y_j</annotation>
  </semantics>
</math>
</file>

<file path=Object 9/content.xml><?xml version="1.0" encoding="utf-8"?>
<math xmlns="http://www.w3.org/1998/Math/MathML">
  <semantics>
    <mrow>
      <msub>
        <mi>x</mi>
        <mrow>
          <mrow>
            <mi>j</mi>
            <mo stretchy="false">+</mo>
            <mn>1</mn>
          </mrow>
        </mrow>
      </msub>
    </mrow>
    <annotation encoding="StarMath 5.0">x_{j+1}</annotation>
  </semantics>
</math>
</file>